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6ca" officeooo:paragraph-rsid="001266ca"/>
    </style:style>
    <style:style style:name="T1" style:family="text">
      <style:text-properties officeooo:rsid="001556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 REPOSITORY </text:p>
      <text:p text:style-name="P1"/>
      <text:p text:style-name="P1">→ tous les resultats que l’on créé nous en plus vont dans le repreduction </text:p>
      <text:p text:style-name="P1"/>
      <text:p text:style-name="P1">→ les scripts de lancement pour reproduire les resultats vont avec les autres scripts d’exemple dans le dossier scripts, <text:span text:style-name="T1">sous dossiers « added_scripts »</text:span></text:p>
      <text:p text:style-name="P1"/>
      <text:p text:style-name="P1">→ train delta et train-neural : leur deux manière d’entrainer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3:04:03.016044575</meta:creation-date>
    <dc:date>2023-01-31T13:23:29.349469825</dc:date>
    <meta:editing-duration>PT19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50" meta:character-count="309" meta:non-whitespace-character-count="260"/>
  </office:meta>
</office:document-meta>
</file>